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text-properties fo:font-size="24pt" fo:font-style="italic" style:font-size-asian="24pt" style:font-style-asian="italic" style:font-size-complex="24pt" style:font-style-complex="italic"/>
    </style:style>
    <style:style style:name="P2" style:family="paragraph" style:parent-style-name="Heading_20_2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forme Técnico de Configuración de Servidor y Seguridad en Red</text:h>
      <text:h text:style-name="P2" text:outline-level="2">Fase 1: Configuración de IP Estática y Verificación de Conectividad</text:h>
      <text:p text:style-name="Standard">Objetivo:</text:p>
      <text:p text:style-name="Standard">Asignar una IP estática al servidor y verificar la conectividad hacia el exterior.</text:p>
      <text:p text:style-name="Standard"/>
      <text:p text:style-name="Standard">Pasos realizados:</text:p>
      <text:p text:style-name="Standard">- Se asignó manualmente una IP estática al servidor.</text:p>
      <text:p text:style-name="Standard">- Se ejecutaron pruebas de conectividad usando los comandos:</text:p>
      <text:p text:style-name="Standard">- ping hacia google.com.</text:p>
      <text:p text:style-name="Standard">- tracert para verificar la ruta de los paquetes (resultado: 8 saltos).</text:p>
      <text:p text:style-name="Standard">- Verificación satisfactoria de conexión a internet desde el servidor.</text:p>
      <text:h text:style-name="P2" text:outline-level="2">Fase 2: Creación de Usuarios, Grupos y Permisos</text:h>
      <text:p text:style-name="Standard">Objetivo:</text:p>
      <text:p text:style-name="Standard">Establecer una jerarquía de permisos en función de distintos perfiles de usuario.</text:p>
      <text:p text:style-name="Standard"/>
      <text:p text:style-name="Standard">Pasos realizados:</text:p>
      <text:p text:style-name="Standard">- Creación de tres usuarios a través de:</text:p>
      <text:p text:style-name="Standard">Herramientas &gt; Administración de equipos &gt; Usuarios y grupos locales.</text:p>
      <text:p text:style-name="Standard">- Usuario1: Administrador (Control total).</text:p>
      <text:p text:style-name="Standard">- Usuario2: Usuario estándar (Leer y modificar).</text:p>
      <text:p text:style-name="Standard">- Usuario3: Invitado (Solo lectura).</text:p>
      <text:p text:style-name="Standard">- Se asignaron los usuarios a sus respectivos grupos de seguridad.</text:p>
      <text:p text:style-name="Standard">- Configuración de permisos en carpetas compartidas mediante:</text:p>
      <text:p text:style-name="Standard">Propiedades &gt; Uso compartido avanzado.</text:p>
      <text:p text:style-name="Standard">- Asignación de permisos personalizados por usuario.</text:p>
      <text:h text:style-name="P2" text:outline-level="2">Fase 3: Instalación de Herramientas de Gestión y Acceso Remoto</text:h>
      <text:p text:style-name="Standard">Objetivo:</text:p>
      <text:p text:style-name="Standard">Implementar herramientas de control sobre archivos y establecer el acceso remoto.</text:p>
      <text:p text:style-name="Standard"/>
      <text:p text:style-name="Standard">Pasos realizados:</text:p>
      <text:p text:style-name="Standard">- Instalación del Administrador de recursos del servidor de archivos desde:</text:p>
      <text:p text:style-name="Standard">Administrador del servidor &gt; Agregar roles y características &gt; Características.</text:p>
      <text:p text:style-name="Standard">- Configuración de:</text:p>
      <text:p text:style-name="Standard">- Cuotas de almacenamiento.</text:p>
      <text:p text:style-name="Standard">- Reglas de acceso a archivos.</text:p>
      <text:p text:style-name="Standard">- Filtros de archivos (bloqueo de archivos .exe en carpeta Prueba1).</text:p>
      <text:p text:style-name="Standard">- Configuración de acceso remoto:</text:p>
      <text:p text:style-name="Standard">- Activación del servicio de Escritorio Remoto.</text:p>
      <text:p text:style-name="Standard">- Inclusión de Usuario1 como autorizado.</text:p>
      <text:p text:style-name="Standard"><text:soft-page-break/>- Verificación o creación de regla de entrada en el firewall para puerto TCP 3389.</text:p>
      <text:h text:style-name="P2" text:outline-level="2">Fase 4: Políticas de Seguridad y Configuración del Firewall</text:h>
      <text:p text:style-name="Standard">Objetivo:</text:p>
      <text:p text:style-name="Standard">Reforzar la seguridad de los accesos remotos y prevenir accesos no autorizados.</text:p>
      <text:p text:style-name="Standard"/>
      <text:p text:style-name="Standard">Pasos realizados:</text:p>
      <text:p text:style-name="Standard">- Activación de autenticación a nivel de red en Escritorio Remoto:</text:p>
      <text:p text:style-name="Standard">- Solo equipos con Escritorio remoto autenticado pueden conectarse.</text:p>
      <text:p text:style-name="Standard">- Configuración del firewall con reglas personalizadas:</text:p>
      <text:p text:style-name="Standard">- Bloqueo de IP sospechosa mediante:</text:p>
      <text:p text:style-name="Standard">Herramientas &gt; Firewall de Windows Defender con seguridad avanzada &gt; Nueva regla.</text:p>
      <text:p text:style-name="Standard">- Aplicación de la regla para bloquear la conexión de dicha IP.</text:p>
      <text:p text:style-name="Standard"/>
      <text:h text:style-name="P2" text:outline-level="2">Fase 5: Resumen Final</text:h>
      <text:p text:style-name="Standard">Resultados obtenidos:</text:p>
      <text:p text:style-name="Standard">- Implementación de segmentación de usuarios según privilegios.</text:p>
      <text:p text:style-name="Standard">- Accesos remotos restringidos y protegidos por políticas y firewall.</text:p>
      <text:p text:style-name="Standard">- Bloqueo de archivos ejecutables no deseados en carpetas compartidas.</text:p>
      <text:p text:style-name="Standard">- Control granular sobre lectura/modificación de archivos por tipo de usuari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f4f281f562fb585d46b0af5755dfe1eb6adc047f</meta:generator>
    <dc:date>2025-06-13T20:15:05.095593766</dc:date>
    <meta:editing-duration>PT1M35S</meta:editing-duration>
    <meta:editing-cycles>1</meta:editing-cycles>
    <meta:document-statistic meta:table-count="0" meta:image-count="0" meta:object-count="0" meta:page-count="2" meta:paragraph-count="53" meta:word-count="397" meta:character-count="2644" meta:non-whitespace-character-count="2300"/>
  </office:meta>
</office:document-meta>
</file>